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4.911cm"/>
    </style:style>
    <style:style style:name="co4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7.325cm"/>
    </style:style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5.0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99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75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75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EETINGS INPUT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2" office:value-type="string">
            <text:p>Confirmed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Subject</text:p>
          </table:table-cell>
          <table:table-cell table:style-name="ce3" office:value-type="string">
            <text:p>Speaker</text:p>
          </table:table-cell>
          <table:table-cell table:style-name="ce3" office:value-type="string">
            <text:p>Detail</text:p>
          </table:table-cell>
          <table:table-cell table:style-name="ce3" office:value-type="string">
            <text:p>Review</text:p>
          </table:table-cell>
          <table:table-cell table:style-name="ce3" office:value-type="string">
            <text:p>Table</text:p>
          </table:table-cell>
          <table:table-cell table:style-name="ce3" table:number-columns-repeated="1017"/>
        </table:table-row>
        <table:table-row table:style-name="ro1">
          <table:table-cell/>
          <table:table-cell office:value-type="date" office:date-value="2019-03-11">
            <text:p>11 Mar 2019</text:p>
          </table:table-cell>
          <table:table-cell office:value-type="string">
            <text:p>Natter Night</text:p>
          </table:table-cell>
          <table:table-cell office:value-type="string">
            <text:p>Everyone</text:p>
          </table:table-cell>
          <table:table-cell table:number-columns-repeated="2"/>
          <table:table-cell table:formula="of:=YEAR([.B4])-2000&amp;MONTH([.B4])&amp;DAY([.B4])" office:value-type="string" office:string-value="19311">
            <text:p>19311</text:p>
          </table:table-cell>
          <table:table-cell table:formula="of:=MONTH([.B4])"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date" office:date-value="2019-03-25">
            <text:p>25 Mar 2019</text:p>
          </table:table-cell>
          <table:table-cell office:value-type="string">
            <text:p>Filter Design</text:p>
          </table:table-cell>
          <table:table-cell office:value-type="string">
            <text:p>Ray Gathergood G4LUA</text:p>
          </table:table-cell>
          <table:table-cell office:value-type="string">
            <text:p>How to design filters.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19-04-08">
            <text:p>8 Apr 2019</text:p>
          </table:table-cell>
          <table:table-cell office:value-type="string">
            <text:p>SUBJECT</text:p>
          </table:table-cell>
          <table:table-cell office:value-type="string">
            <text:p>SPEAKER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19-05-13">
            <text:p>13 May 2019</text:p>
          </table:table-cell>
          <table:table-cell office:value-type="string">
            <text:p>SUBJECT</text:p>
          </table:table-cell>
          <table:table-cell office:value-type="string">
            <text:p>SPEAKER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19-06-10">
            <text:p>10 Jun 2019</text:p>
          </table:table-cell>
          <table:table-cell office:value-type="string">
            <text:p>SUBJECT</text:p>
          </table:table-cell>
          <table:table-cell office:value-type="string">
            <text:p>SPEAKER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19-06-24">
            <text:p>24 Jun 2019</text:p>
          </table:table-cell>
          <table:table-cell office:value-type="string">
            <text:p>SUBJECT</text:p>
          </table:table-cell>
          <table:table-cell office:value-type="string">
            <text:p>SPEAKER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19-07-08">
            <text:p>8 Jul 2019</text:p>
          </table:table-cell>
          <table:table-cell office:value-type="string">
            <text:p>SUBJECT</text:p>
          </table:table-cell>
          <table:table-cell office:value-type="string">
            <text:p>SPEAKER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19-07-22">
            <text:p>22 Jul 2019</text:p>
          </table:table-cell>
          <table:table-cell office:value-type="string">
            <text:p>SUBJECT</text:p>
          </table:table-cell>
          <table:table-cell office:value-type="string">
            <text:p>SPEAKER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19-08-12">
            <text:p>12 Aug 2019</text:p>
          </table:table-cell>
          <table:table-cell office:value-type="string">
            <text:p>SUBJECT</text:p>
          </table:table-cell>
          <table:table-cell office:value-type="string">
            <text:p>SPEAKER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19-09-09">
            <text:p>9 Sep 2019</text:p>
          </table:table-cell>
          <table:table-cell office:value-type="string">
            <text:p>SUBJECT</text:p>
          </table:table-cell>
          <table:table-cell office:value-type="string">
            <text:p>SPEAKER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19-09-23">
            <text:p>23 Sep 2019</text:p>
          </table:table-cell>
          <table:table-cell office:value-type="string">
            <text:p>SUBJECT</text:p>
          </table:table-cell>
          <table:table-cell office:value-type="string">
            <text:p>SPEAKER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19-10-14">
            <text:p>14 Oct 2019</text:p>
          </table:table-cell>
          <table:table-cell office:value-type="string">
            <text:p>SUBJECT</text:p>
          </table:table-cell>
          <table:table-cell office:value-type="string">
            <text:p>SPEAKER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19-10-28">
            <text:p>28 Oct 2019</text:p>
          </table:table-cell>
          <table:table-cell office:value-type="string">
            <text:p>SUBJECT</text:p>
          </table:table-cell>
          <table:table-cell office:value-type="string">
            <text:p>SPEAKER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19-11-11">
            <text:p>11 Nov 2019</text:p>
          </table:table-cell>
          <table:table-cell office:value-type="string">
            <text:p>SUBJECT</text:p>
          </table:table-cell>
          <table:table-cell office:value-type="string">
            <text:p>SPEAKER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19-11-25">
            <text:p>25 Nov 2019</text:p>
          </table:table-cell>
          <table:table-cell office:value-type="string">
            <text:p>SUBJECT</text:p>
          </table:table-cell>
          <table:table-cell office:value-type="string">
            <text:p>SPEAKER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19-12-09">
            <text:p>9 Dec 2019</text:p>
          </table:table-cell>
          <table:table-cell office:value-type="string">
            <text:p>SUBJECT</text:p>
          </table:table-cell>
          <table:table-cell office:value-type="string">
            <text:p>SPEAKER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</table:table>
      <table:table table:name="HTML Output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tatic HTML inputs" table:style-name="ta1" table:print="false">
        <table:table-column table:style-name="co2" table:default-cell-style-name="Default"/>
        <table:table-column table:style-name="co8" table:default-cell-style-name="Default"/>
        <table:table-row table:style-name="ro1">
          <table:table-cell office:value-type="string">
            <text:p>Meeting Top</text:p>
          </table:table-cell>
          <table:table-cell/>
        </table:table-row>
        <table:table-row table:style-name="ro1">
          <table:table-cell office:value-type="string">
            <text:p>Meeting Tail</text:p>
          </table:table-cell>
          <table:table-cell/>
        </table:table-row>
        <table:table-row table:style-name="ro1">
          <table:table-cell office:value-type="string">
            <text:p>Summary Top</text:p>
          </table:table-cell>
          <table:table-cell office:value-type="string">
            <text:p>&lt;!DOCTYPE html&gt;&lt;html&gt;&lt;head&gt;&lt;link rel="stylesheet" type="text/css" href="/style.css"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"meetings"&gt;&lt;tr&gt;&lt;th&gt;DATE&lt;/th&gt;&lt;th&gt;SUBJECT&lt;/th&gt;&lt;th&gt;SPEAKER&lt;/th&gt;&lt;/tr&gt;</text:p>
          </table:table-cell>
        </table:table-row>
        <table:table-row table:style-name="ro1">
          <table:table-cell office:value-type="string">
            <text:p>Summary Tail</text:p>
          </table:table-cell>
          <table:table-cell office:value-type="string">
            <text:p>&lt;/table&gt;&lt;/body&gt;&lt;/html&gt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7/03/2019</text:date>, <text:time>16:0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2M12S</meta:editing-duration>
    <meta:editing-cycles>4</meta:editing-cycles>
    <meta:generator>OpenOffice/4.1.6$Win32 OpenOffice.org_project/416m1$Build-9790</meta:generator>
    <dc:date>2019-03-07T16:02:41.88</dc:date>
    <dc:creator>Bob Thornton</dc:creator>
    <meta:document-statistic meta:table-count="3" meta:cell-count="64" meta:object-count="0"/>
    <meta:user-defined meta:name="Info 1"/>
    <meta:user-defined meta:name="Info 2"/>
    <meta:user-defined meta:name="Info 3"/>
    <meta:user-defined meta:name="Info 4"/>
  </office:meta>
</office:document-meta>
</file>